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andy Links</text:span><text:line-break/><text:line-break/><text:a xlink:type="simple" xlink:href="http://twitch.tv/DDRJake" text:style-name="Internet_20_link" text:visited-style-name="Visited_20_Internet_20_Link"><text:span text:style-name="T3">Twitch</text:span></text:a><text:span text:style-name="T2"> </text:span><text:span text:style-name="T1">- The place where all the streaming is done</text:span><text:line-break/><text:a xlink:type="simple" xlink:href="https://www.youtube.com/DDRJake" text:style-name="Internet_20_link" text:visited-style-name="Visited_20_Internet_20_Link"><text:span text:style-name="T3">YouTube</text:span></text:a><text:span text:style-name="T2"> </text:span><text:span text:style-name="T1">- The repository for all the Twitch Streams</text:span><text:line-break/><text:a xlink:type="simple" xlink:href="https://www.patreon.com/DDRJake" text:style-name="Internet_20_link" text:visited-style-name="Visited_20_Internet_20_Link"><text:span text:style-name="T3">Patreon</text:span></text:a><text:span text:style-name="T2"> </text:span><text:span text:style-name="T1">- Best place for supporting Jake</text:span><text:line-break/><text:a xlink:type="simple" xlink:href="https://www.twitch.tv/popout/ddrjake/extensions/2nq5cu1nc9f4p75b791w8d3yo9d195/panel" text:style-name="Internet_20_link" text:visited-style-name="Visited_20_Internet_20_Link"><text:span text:style-name="T3">Schedule</text:span></text:a><text:span text:style-name="T2"> </text:span><text:span text:style-name="T1">- Live updating schedule for the streams</text:span><text:line-break/><text:span text:style-name="T1">Weekly One Shot - You can submit games </text:span><text:a xlink:type="simple" xlink:href="https://goo.gl/forms/rPi4QRem9ZMyhG9i2" text:style-name="Internet_20_link" text:visited-style-name="Visited_20_Internet_20_Link"><text:span text:style-name="T3">Here</text:span></text:a><text:span text:style-name="T2"> </text:span><text:span text:style-name="T1">and view the current list </text:span><text:a xlink:type="simple" xlink:href="https://docs.google.com/spreadsheets/d/1B6OVL_mhc9tL4y7zFaqwDhjRY_oC07JNOKSZ6lafvW8/edit#gid=1752203179" text:style-name="Internet_20_link" text:visited-style-name="Visited_20_Internet_20_Link"><text:span text:style-name="T3">Here</text:span></text:a><text:span text:style-name="T2"> </text:span><text:line-break/><text:a xlink:type="simple" xlink:href="https://docs.google.com/spreadsheets/d/1Giw_4lsV4RhF1fZNT7fkwlySOIao_QTXJNURPYih9OM/edit#gid=937985613" text:style-name="Internet_20_link" text:visited-style-name="Visited_20_Internet_20_Link"><text:span text:style-name="T3">Punishment Games</text:span></text:a><text:span text:style-name="T2"> </text:span><text:span text:style-name="T1">- Subscribers to the channel can directly message Jake to add Punishment Games</text:span><text:line-break/><text:span text:style-name="T1">Longplays - Longplay suggestions can be submitted </text:span><text:a xlink:type="simple" xlink:href="https://forms.gle/HFLXzNy6cXBffKhT7" text:style-name="Internet_20_link" text:visited-style-name="Visited_20_Internet_20_Link"><text:span text:style-name="T3">Here</text:span></text:a><text:span text:style-name="T2"> </text:span><text:span text:style-name="T1">and viewed </text:span><text:a xlink:type="simple" xlink:href="https://docs.google.com/spreadsheets/d/18EC2JE4npH5T-h8yJVkmWBHbAkC1UPA0oyFSpNVs-0Y/edit#gid=435182836" text:style-name="Internet_20_link" text:visited-style-name="Visited_20_Internet_20_Link"><text:span text:style-name="T3">Here</text:span>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5:35:19.560000000</dc:date>
    <meta:editing-duration>PT2S</meta:editing-duration>
    <meta:editing-cycles>1</meta:editing-cycles>
    <meta:document-statistic meta:table-count="0" meta:image-count="0" meta:object-count="0" meta:page-count="1" meta:paragraph-count="1" meta:word-count="77" meta:character-count="450" meta:non-whitespace-character-count="371"/>
    <meta:generator>LibreOffice/7.1.0.3$Windows_X86_64 LibreOffice_project/f6099ecf3d29644b5008cc8f48f42f4a40986e4c</meta:generator>
  </office:meta>
</office:document-meta>
</file>